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web sit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organization_type</text:p>
          </table:table-cell>
          <table:table-cell table:style-name="ce1" office:value-type="string" calcext:value-type="string">
            <text:p>languag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Global IT Services</text:p>
          </table:table-cell>
          <table:table-cell office:value-type="string" calcext:value-type="string">
            <text:p><text:a xlink:href="http://www.g-it-services.com/" xlink:type="simple">www.g-it-services.com</text:a></text:p>
          </table:table-cell>
          <table:table-cell office:value-type="string" calcext:value-type="string">
            <text:p><text:a xlink:href="mailto:info@g-it-services.com" xlink:type="simple">info@g-it-services.com</text:a>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o AG</text:p>
          </table:table-cell>
          <table:table-cell office:value-type="string" calcext:value-type="string">
            <text:p><text:a xlink:href="http://www.divio.com/en/contact/" xlink:type="simple">www.divio.com/en/contact/</text:a></text:p>
          </table:table-cell>
          <table:table-cell office:value-type="string" calcext:value-type="string">
            <text:p><text:a xlink:href="mailto:info@divio.com" xlink:type="simple">info@divio.com</text:a>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<text:a xlink:href="http://www.pwc.ch/" xlink:type="simple">www.pwc.ch</text:a>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CA</text:p>
          </table:table-cell>
          <table:table-cell office:value-type="string" calcext:value-type="string">
            <text:p><text:a xlink:href="http://www.elca.ch/" xlink:type="simple">www.elca.ch</text:a>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irion</text:p>
          </table:table-cell>
          <table:table-cell office:value-type="string" calcext:value-type="string">
            <text:p><text:a xlink:href="http://www.sensirion.com/" xlink:type="simple">www.sensirion.com</text:a>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irro</text:p>
          </table:table-cell>
          <table:table-cell office:value-type="string" calcext:value-type="string">
            <text:p>http://squirro.com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rtua</text:p>
          </table:table-cell>
          <table:table-cell office:value-type="string" calcext:value-type="string">
            <text:p><text:a xlink:href="http://www.virtua.ch/" xlink:type="simple">http://www.virtua.ch</text:a>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YourGuide</text:p>
          </table:table-cell>
          <table:table-cell office:value-type="string" calcext:value-type="string">
            <text:p><text:a xlink:href="http://www.getyourguide.ch/" xlink:type="simple">http://www.getyourguide.ch/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ktis Radiation Detectors</text:p>
          </table:table-cell>
          <table:table-cell office:value-type="string" calcext:value-type="string">
            <text:p><text:a xlink:href="http://www.arktis-detectors.com/" xlink:type="simple">www.arktis-detectors.com</text:a></text:p>
          </table:table-cell>
          <table:table-cell office:value-type="string" calcext:value-type="string">
            <text:p>info@arktis-detectors.com 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<text:a xlink:href="http://beekeeper.ch/" xlink:type="simple">http://beekeeper.ch/</text:a></text:p>
          </table:table-cell>
          <table:table-cell office:value-type="string" calcext:value-type="string">
            <text:p><text:a xlink:href="mailto:contact@beekeeper.ch" xlink:type="simple">contact@beekeeper.ch</text:a>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Fox</text:p>
          </table:table-cell>
          <table:table-cell office:value-type="string" calcext:value-type="string">
            <text:p>http://navfox.com/contact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fe host SA</text:p>
          </table:table-cell>
          <table:table-cell office:value-type="string" calcext:value-type="string">
            <text:p><text:a xlink:href="http://www.safehost.com/en/" xlink:type="simple">http://www.safehost.com/en/</text:a>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hi</text:p>
          </table:table-cell>
          <table:table-cell office:value-type="string" calcext:value-type="string">
            <text:p><text:a xlink:href="http://www.ishisystems.com/" xlink:type="simple">http://www.ishisystems.com/</text:a>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<text:a xlink:href="http://www.eta.ch/" xlink:type="simple">http://www.eta.ch/</text:a>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ch Interactive</text:p>
          </table:table-cell>
          <table:table-cell office:value-type="string" calcext:value-type="string">
            <text:p>http://www.notch-interactive.com/de/</text:p>
          </table:table-cell>
          <table:table-cell office:value-type="string" calcext:value-type="string">
            <text:p><text:a xlink:href="mailto:office@notch-interactive.com" xlink:type="simple">office@notch-interactive.com</text:a>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x4D </text:p>
          </table:table-cell>
          <table:table-cell office:value-type="string" calcext:value-type="string">
            <text:p><text:a xlink:href="https://pix4d.com/about-us/" xlink:type="simple">https://pix4d.com/about-us/</text:a></text:p>
          </table:table-cell>
          <table:table-cell office:value-type="string" calcext:value-type="string">
            <text:p><text:a xlink:href="mailto:info@pix4d.com" xlink:type="simple">info@pix4d.com</text:a>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21:29:23.269057869</meta:creation-date>
    <dc:date>2015-11-02T22:32:29.397502092</dc:date>
    <meta:editing-duration>PT1H33S</meta:editing-duration>
    <meta:editing-cycles>14</meta:editing-cycles>
    <meta:generator>LibreOffice/4.2.8.2$Linux_X86_64 LibreOffice_project/420m0$Build-2</meta:generator>
    <meta:document-statistic meta:table-count="1" meta:cell-count="82" meta:object-count="0"/>
  </office:meta>
</office:document-meta>
</file>